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300000299E5E6727AA3BF45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624cm" svg:height="15.999cm" svg:x="1.287cm" svg:y="1.014cm">
          <draw:image xlink:href="Pictures/10000000000002B300000299E5E6727AA3BF458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3-07-25T13:11:58.275550680</dc:date>
    <meta:editing-cycles>30</meta:editing-cycles>
    <meta:editing-duration>PT1H23M42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